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2pt" officeooo:rsid="00024209" officeooo:paragraph-rsid="00024209" style:font-size-asian="28pt" style:font-size-complex="32pt"/>
    </style:style>
    <style:style style:name="P2" style:family="paragraph" style:parent-style-name="Preformatted_20_Text">
      <style:paragraph-properties fo:text-align="center" style:justify-single-word="false"/>
      <style:text-properties fo:font-size="14pt" officeooo:rsid="0002fc17" officeooo:paragraph-rsid="0002fc17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style:text-underline-style="solid" style:text-underline-width="auto" style:text-underline-color="font-color" officeooo:rsid="00076962" officeooo:paragraph-rsid="00076962" style:font-size-asian="12.25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02621c" officeooo:paragraph-rsid="0002621c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0449be" officeooo:paragraph-rsid="000449be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04e11f" officeooo:paragraph-rsid="0004e11f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style:text-underline-style="none" officeooo:rsid="00076962" officeooo:paragraph-rsid="00076962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style:text-underline-style="none" officeooo:rsid="0008f6e3" officeooo:paragraph-rsid="0008f6e3" style:font-size-asian="10.5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49be" officeooo:paragraph-rsid="000449be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e11f" officeooo:paragraph-rsid="0004e11f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76962" officeooo:paragraph-rsid="00076962" style:font-size-asian="10.5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f6e3" officeooo:paragraph-rsid="0008f6e3" style:font-size-asian="10.5pt" style:font-weight-asian="bold" style:font-size-complex="12pt" style:font-weight-complex="bold"/>
    </style:style>
    <style:style style:name="P13" style:family="paragraph" style:parent-style-name="Preformatted_20_Text">
      <style:text-properties fo:font-size="12pt" style:font-size-asian="10.5pt" style:font-size-complex="12pt"/>
    </style:style>
    <style:style style:name="P14" style:family="paragraph" style:parent-style-name="Subtitle">
      <style:text-properties fo:color="#5983b0"/>
    </style:style>
    <style:style style:name="P15" style:family="paragraph" style:parent-style-name="Subtitle">
      <style:paragraph-properties fo:break-before="page"/>
      <style:text-properties fo:color="#5983b0"/>
    </style:style>
    <style:style style:name="T1" style:family="text">
      <style:text-properties officeooo:rsid="0002fc1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d46fe" style:font-size-asian="10.5pt" style:font-size-complex="12pt"/>
    </style:style>
    <style:style style:name="T4" style:family="text">
      <style:text-properties officeooo:rsid="0008f6e3"/>
    </style:style>
    <style:style style:name="T5" style:family="text">
      <style:text-properties officeooo:rsid="000b695e"/>
    </style:style>
    <style:style style:name="T6" style:family="text">
      <style:text-properties officeooo:rsid="000d46fe"/>
    </style:style>
    <style:style style:name="T7" style:family="text">
      <style:text-properties style:font-name="Liberation Mono" fo:font-size="12pt" officeooo:rsid="000d46fe" style:font-name-asian="NSimSun1" style:font-size-asian="10.5pt" style:font-name-complex="Liberation Mono" style:font-size-complex="12pt"/>
    </style:style>
    <style:style style:name="T8" style:family="text">
      <style:text-properties style:font-name="Liberation Mono" fo:font-size="12pt" officeooo:rsid="000dc6e5" style:font-name-asian="NSimSun1" style:font-size-asian="10.5pt" style:font-name-complex="Liberation Mono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PROJET</text:p>
      <text:p text:style-name="P1"/>
      <text:p text:style-name="P1">CHAMBRES D’HÔTES</text:p>
      <text:p text:style-name="P1"/>
      <text:p text:style-name="P2">Arnaud COUTURIER 30/06/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text:span text:style-name="T5">PRÉSENTATION</text:span> et OBJECTIFS</text:p>
      <text:p text:style-name="P4"/>
      <text:p text:style-name="P4">Nous allons réaliser une site web <text:span text:style-name="T1">pour gérer la présentation, la réservation et la facturation de chambres d’hôtes avec une base de données MySQL.</text:span></text:p>
      <text:p text:style-name="P4"/>
      <text:p text:style-name="P9">1) Page d’accueil</text:p>
      <text:p text:style-name="P5"/>
      <text:p text:style-name="P5">- Image du gite et/ou du site local en fond d’écran</text:p>
      <text:p text:style-name="P5">- Bandeau de titre</text:p>
      <text:p text:style-name="P5">- menu de navigation sur le site :</text:p>
      <text:p text:style-name="P5"><text:tab/>* accueil</text:p>
      <text:p text:style-name="P5"><text:tab/>* chambres et tarifs</text:p>
      <text:p text:style-name="P5"><text:tab/>* réservation</text:p>
      <text:p text:style-name="P5"><text:tab/>* la région</text:p>
      <text:p text:style-name="P5"><text:tab/>* contact</text:p>
      <text:p text:style-name="P5"/>
      <text:p text:style-name="P10">2) chambres et tarifs</text:p>
      <text:p text:style-name="P6"/>
      <text:p text:style-name="P6">- présentation succincte des chambres avec les services inclus et les tarifs</text:p>
      <text:p text:style-name="P6"/>
      <text:p text:style-name="P6">- bandeau de recherche des logengents disponibles selon les critères : dates, nombres d’adultes et d’enfants</text:p>
      <text:p text:style-name="P6"/>
      <text:p text:style-name="P6">- lien vers descriptif détaillé</text:p>
      <text:p text:style-name="P6">- lien vers page de réservation</text:p>
      <text:p text:style-name="P6"/>
      <text:p text:style-name="P10">3) réservation</text:p>
      <text:p text:style-name="P6"/>
      <text:p text:style-name="P6">- formulaire de réservation contenant dates arrivée et départ, nombre d’adultes, nombre d’enfants, logement concerné</text:p>
      <text:p text:style-name="P6">- lien vers conditions générales de vente</text:p>
      <text:p text:style-name="P6"/>
      <text:p text:style-name="P10">4) la région</text:p>
      <text:p text:style-name="P6"/>
      <text:p text:style-name="P6">- page de présentation de la région</text:p>
      <text:p text:style-name="P6"/>
      <text:p text:style-name="P10">5) contact</text:p>
      <text:p text:style-name="P6"/>
      <text:p text:style-name="P6">- coordonnées de l’entreprise</text:p>
      <text:p text:style-name="P6">- plan sur googlemap</text:p>
      <text:p text:style-name="P6">- formulaire pour que le client puisse envoyer un message</text:p>
      <text:p text:style-name="P6">- charte de l’entreprise</text:p>
      <text:p text:style-name="P15">LES TABLES DE LA BASE DE <text:span text:style-name="T5">DONNÉES</text:span></text:p>
      <text:p text:style-name="P3"/>
      <text:p text:style-name="P7">Les tables principales sont :</text:p>
      <text:p text:style-name="P7"/>
      <text:p text:style-name="P11">1) Table « entreprise »</text:p>
      <text:p text:style-name="P11"/>
      <text:p text:style-name="P7">Contient toutes les informations de l’entreprise : nom, adresse, coordonnées téléphoniques et géographique, présentation…</text:p>
      <text:p text:style-name="P7"/>
      <text:p text:style-name="P11">2) Table « clients »</text:p>
      <text:p text:style-name="P11"/>
      <text:p text:style-name="P7">Contient l’état civil du client et ses coordonnées</text:p>
      <text:p text:style-name="P7"/>
      <text:p text:style-name="P11">3) Table « chambres »</text:p>
      <text:p text:style-name="P11"/>
      <text:p text:style-name="P7">Contient toute les informations concernant la chambre : nom, superficie, nombre de lit/personne, services proposés, <text:span text:style-name="T4">descriptif</text:span></text:p>
      <text:p text:style-name="P7"/>
      <text:p text:style-name="P12">4)Table « sejours »</text:p>
      <text:p text:style-name="P12"/>
      <text:p text:style-name="P8">Contient les séjours/réservations passés, en cours et à venir avec les dates d’arrivées et de départs, les identifiants des chambres et des clients concernés</text:p>
      <text:p text:style-name="P8"/>
      <text:p text:style-name="P12">5) Table « factures »</text:p>
      <text:p text:style-name="P12"/>
      <text:p text:style-name="P8">Contient les informations nécessaires à la rédaction d’une facture avec les montant dus, les liens vers les séjours concernés et vers la tables du type de règlement</text:p>
      <text:p text:style-name="P8"/>
      <text:p text:style-name="P12">6) Table « reglements »</text:p>
      <text:p text:style-name="P12"/>
      <text:p text:style-name="P8">Contient la liste des types de règlement possibles : CB, chèques, espèces… en lien avec la table « factures »</text:p>
      <text:p text:style-name="P8"/>
      <text:p text:style-name="P12">7) Table « images »</text:p>
      <text:p text:style-name="P12"/>
      <text:p text:style-name="P8">Contient les liens vers les images hébergées pour les illustrations des chambres, du gite et de la région</text:p>
      <text:p text:style-name="P8"/>
      <text:p text:style-name="P15"><text:span text:style-name="T6">RÈGLES</text:span> DE LA BASE DE <text:span text:style-name="T6">DONNÉES</text:span></text:p>
      <text:p text:style-name="P13"/>
      <text:p text:style-name="P13">- <text:span text:style-name="T6">Un séjour est composé d’un logement unique, d’un client unique et d’une facture unique.</text:span></text:p>
      <text:p text:style-name="P13"/>
      <text:p text:style-name="Preformatted_20_Text"><text:span text:style-name="T2">- </text:span><text:span text:style-name="T3">Il y</text:span><text:span text:style-name="T7"> aura autant de facture que de logements réservés par un même client car ils seront considérés comme des séjours distincts même si les dates sont identiques.</text:span></text:p>
      <text:p text:style-name="Preformatted_20_Text"><text:span text:style-name="T7"/></text:p>
      <text:p text:style-name="Preformatted_20_Text"><text:span text:style-name="T7">- Dans la table « images », </text:span><text:span text:style-name="T8">le même lien peut-être utilisé pour plusieurs chambres, et un lien peut servir soit à la table « chambres » soit à la table « entreprise »</text:span></text:p>
      <text:p text:style-name="Preformatted_20_Text"><text:span text:style-name="T8"/></text:p>
      <text:p text:style-name="Preformatted_20_Text"><text:span text:style-name="T7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1T11:38:45.279000000</dc:date>
    <meta:editing-duration>PT15M9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49" meta:word-count="430" meta:character-count="2517" meta:non-whitespace-character-count="2131"/>
  </office:meta>
</office:document-meta>
</file>